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Monaco" svg:font-family="Monaco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ackground-color="#ffffff">
        <style:background-image/>
      </style:paragraph-properties>
    </style:style>
    <style:style style:name="P2" style:family="paragraph" style:parent-style-name="Standard">
      <style:paragraph-properties fo:background-color="#ffffff">
        <style:background-image/>
      </style:paragraph-properties>
      <style:text-properties style:font-name="Monaco" fo:font-size="11pt" fo:language="es" fo:country="ES" style:font-size-asian="11pt" style:font-name-complex="Arial2" style:font-size-complex="11pt"/>
    </style:style>
    <style:style style:name="P3" style:family="paragraph" style:parent-style-name="Heading_20_2" style:master-page-name="Standard">
      <style:paragraph-properties style:page-number="auto"/>
      <style:text-properties fo:language="es" fo:country="ES"/>
    </style:style>
    <style:style style:name="T1" style:family="text">
      <style:text-properties style:font-name="Monaco" fo:font-size="11pt" fo:language="es" fo:country="ES" style:font-size-asian="11pt" style:font-name-complex="Arial2" style:font-size-complex="11pt"/>
    </style:style>
    <style:style style:name="T2" style:family="text">
      <style:text-properties style:font-name="Arial1" fo:font-size="9.5pt" fo:language="es" fo:country="MX" style:font-size-asian="9.5pt" style:font-name-complex="Arial2" style:font-size-complex="9.5pt"/>
    </style:style>
    <style:style style:name="T3" style:family="text">
      <style:text-properties fo:color="#ff3333" style:font-name="Arial1" fo:font-size="9.5pt" fo:language="es" fo:country="MX" style:font-size-asian="9.5pt" style:font-name-complex="Arial2" style:font-size-complex="9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240867314687480610" text:style-name="Outline">
        <text:list-item>
          <text:list>
            <text:list-item>
              <text:h text:style-name="P3" text:outline-level="2">Datos de entrada <text:s text:c="13"/><text:tab/><text:tab/> <text:s text:c="9"/>Salida</text:h>
            </text:list-item>
          </text:list>
        </text:list-item>
      </text:list>
      <text:p text:style-name="P1"><text:span text:style-name="T1">25</text:span><text:bookmark text:name="_GoBack"/><text:span text:style-name="T1"> <text:s text:c="9"/><text:tab/><text:tab/><text:tab/><text:tab/> 1</text:span></text:p>
      <text:p text:style-name="P2">2 0 5<text:tab/><text:tab/><text:tab/><text:tab/><text:tab/><text:tab/>-1</text:p>
      <text:p text:style-name="P2">1 1 7<text:tab/><text:tab/><text:tab/><text:tab/><text:tab/><text:tab/> 1</text:p>
      <text:p text:style-name="P2">1 8 1<text:tab/><text:tab/><text:tab/><text:tab/><text:tab/><text:tab/> 1</text:p>
      <text:p text:style-name="P2">1 5 7<text:tab/><text:tab/><text:tab/><text:tab/><text:tab/><text:tab/> 0</text:p>
      <text:p text:style-name="P2">2 4 6<text:tab/><text:tab/><text:tab/><text:tab/><text:tab/><text:tab/> 1</text:p>
      <text:p text:style-name="P2">2 12 7<text:tab/><text:tab/><text:tab/><text:tab/><text:tab/> 0</text:p>
      <text:p text:style-name="P2">2 9 2<text:tab/><text:tab/><text:tab/><text:tab/><text:tab/><text:tab/> 0</text:p>
      <text:p text:style-name="P2">1 10 2<text:tab/><text:tab/><text:tab/><text:tab/><text:tab/> 0</text:p>
      <text:p text:style-name="P2">1 11 10<text:tab/><text:tab/><text:tab/><text:tab/><text:tab/> 1</text:p>
      <text:p text:style-name="P2">1 0 10<text:tab/><text:tab/><text:tab/><text:tab/><text:tab/> 1</text:p>
      <text:p text:style-name="P2">2 6 2<text:tab/><text:tab/><text:tab/><text:tab/><text:tab/><text:tab/> 0</text:p>
      <text:p text:style-name="P2">1 7 9<text:tab/><text:tab/><text:tab/><text:tab/><text:tab/><text:tab/> 1</text:p>
      <text:p text:style-name="P1"><text:span text:style-name="T1">3 7 9</text:span><text:span text:style-name="T2"><text:tab/><text:tab/><text:tab/>1</text:span></text:p>
      <text:p text:style-name="P1"><text:span text:style-name="T1">2 7 6</text:span><text:span text:style-name="T2"><text:tab/><text:tab/><text:tab/>-1</text:span></text:p>
      <text:p text:style-name="P1"><text:span text:style-name="T1">3 4 2</text:span><text:span text:style-name="T2"><text:tab/><text:tab/><text:tab/>1</text:span></text:p>
      <text:p text:style-name="P1"><text:span text:style-name="T1">4 7 11</text:span><text:span text:style-name="T2"><text:tab/><text:tab/>1 <text:s/></text:span><text:span text:style-name="T3">0</text:span><text:span text:style-name="T2"><text:tab/><text:tab/></text:span></text:p>
      <text:p text:style-name="P1"><text:span text:style-name="T1">3 8 11</text:span><text:span text:style-name="T2"><text:tab/><text:tab/>0</text:span></text:p>
      <text:p text:style-name="P1"><text:span text:style-name="T1">3 8 5</text:span><text:span text:style-name="T2"><text:tab/><text:tab/><text:tab/>1</text:span></text:p>
      <text:p text:style-name="P1"><text:span text:style-name="T1">3 9 4</text:span><text:span text:style-name="T2"><text:tab/><text:tab/><text:tab/>0</text:span></text:p>
      <text:p text:style-name="P1"><text:span text:style-name="T1">4 6 9</text:span><text:span text:style-name="T2"><text:tab/><text:tab/><text:tab/>0</text:span></text:p>
      <text:p text:style-name="P1"><text:span text:style-name="T1">3 10 5</text:span><text:span text:style-name="T2"><text:tab/><text:tab/>0</text:span></text:p>
      <text:p text:style-name="P2">3 12 11<text:tab/><text:tab/>1<text:tab/><text:tab/><text:tab/></text:p>
      <text:p text:style-name="P1"><text:span text:style-name="T1">4 10 5</text:span><text:span text:style-name="T2"><text:tab/><text:tab/>1</text:span></text:p>
      <text:p text:style-name="P1"><text:span text:style-name="T1">4 12 11</text:span><text:span text:style-name="T2"><text:tab/><text:tab/>0</text:span></text:p>
      <text:p text:style-name="P1"><text:span text:style-name="T1">3 12 11</text:span><text:span text:style-name="T2"><text:tab/><text:tab/>1</text:span></text:p>
      <text:p text:style-name="Standard">0 <text:s text:c="2"/>0 <text:s text:c="3"/>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Monaco" svg:font-family="Monaco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2pt" fo:language="es" fo:country="ES" style:font-name-asian="Arial Unicode MS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libri" fo:font-size="13pt" fo:font-weight="bold" style:font-size-asian="13pt" style:font-weight-asian="bold" style:font-size-complex="13pt" style:font-weight-complex="bold"/>
    </style:style>
    <style:style style:name="Default_20_Paragraph_20_Font" style:display-name="Default Paragraph Font" style:family="text"/>
    <style:style style:name="Título_20_2_20_Car" style:display-name="Título 2 Car" style:family="text" style:parent-style-name="Default_20_Paragraph_20_Font">
      <style:text-properties fo:color="#4f81bd" style:font-name="Calibri" fo:font-size="13pt" fo:font-weight="bold" style:font-size-asian="13pt" style:font-weight-asian="bold" style:font-size-complex="13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gelio Dávila</meta:initial-creator>
    <meta:editing-cycles>4</meta:editing-cycles>
    <meta:creation-date>2015-05-02T17:19:00</meta:creation-date>
    <dc:date>2019-03-17T15:22:52</dc:date>
    <meta:editing-duration>PT2M14S</meta:editing-duration>
    <meta:generator>OpenOffice/4.1.2$Unix OpenOffice.org_project/412m3$Build-9782</meta:generator>
    <meta:document-statistic meta:table-count="0" meta:image-count="0" meta:object-count="0" meta:page-count="1" meta:paragraph-count="28" meta:word-count="110" meta:character-count="362"/>
    <meta:user-defined meta:name="AppVersion">15.0000</meta:user-defined>
    <meta:user-defined meta:name="Company">MiCas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